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4-28_02-12-09_000.jpg</text:p>
          </table:table-cell>
          <table:table-cell table:style-name="ce26" office:value-type="string">
            <text:p>:m :PHOTO 寝た時刻 / 2023 / オナニー、未了、duration=0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寝た時刻 / 2023 / オナニー、未了、duration=0時間ぐらい,other=~">
            <text:p>:m :PHOTO 寝た時刻 / 2023 / オナニー、未了、duration=0時間ぐらい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3-04-28_16-12-11_000.jpg</text:p>
          </table:table-cell>
          <table:table-cell table:style-name="ce26" office:value-type="string">
            <text:p>:m 1*2 RES / JVEMV6 64#238_maeno / 『微粒子から探る物性七変化』 著者=前野昌弘,校注=~ / p.133 / w=,topic=物性：界面活性剤,publisher=~,other=memo+:ラウリン酸～ドデカトール～ミリスチン酸～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5];CONCATENATE([.C5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4-27_21-13-3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 office:value-type="string">
            <text:p>2023-04-28_12-55-2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4-28_07-45-1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string">
            <text:p>2023-04-27_18-34-33_000.mp4</text:p>
          </table:table-cell>
          <table:table-cell table:style-name="ce26" office:value-type="string">
            <text:p>:VIDEO / @自室 / 記録 / jap.flute / 演奏、play / R=1 / genre=melody,session=hour-00,memo=~,file-piece-id=~,memo=~,other=use:大甲音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VIDEO / @自室 / 記録 / jap.flute / 演奏、play / R=1 / genre=melody,session=hour-00,memo=~,file-piece-id=~,memo=~,other=use:大甲音 / follow+">
            <text:p>:VIDEO / @自室 / 記録 / jap.flute / 演奏、play / R=1 / genre=melody,session=hour-00,memo=~,file-piece-id=~,memo=~,other=use:大甲音 / follow+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4-27_18-42-01_000.mp4</text:p>
          </table:table-cell>
          <table:table-cell table:style-name="ce26" office:value-type="string">
            <text:p>:VIDEO / @自室 / 記録 / jap.flute / 演奏、play / R=2 / genre=melody,session=hour-00,memo=~,file-piece-id=~,memo=~,other=use:乙音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VIDEO / @自室 / 記録 / jap.flute / 演奏、play / R=2 / genre=melody,session=hour-00,memo=~,file-piece-id=~,memo=~,other=use:乙音 / follow+">
            <text:p>:VIDEO / @自室 / 記録 / jap.flute / 演奏、play / R=2 / genre=melody,session=hour-00,memo=~,file-piece-id=~,memo=~,other=use:乙音 / follow+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4-28_07-57-15_000.jpg</text:p>
          </table:table-cell>
          <table:table-cell table:style-name="ce26" office:value-type="string">
            <text:p>:m :th,mysl / topic=~ / content=仁斎の書を読む。当時の日本の知識人たち。何に注目していたか。窺い見る。,id=~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:th,mysl / topic=~ / content=仁斎の書を読む。当時の日本の知識人たち。何に注目していたか。窺い見る。,id=~,other=~ / lang=ja">
            <text:p>:m :th,mysl / topic=~ / content=仁斎の書を読む。当時の日本の知識人たち。何に注目していたか。窺い見る。,id=~,other=~ / lang=ja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4-28_12-14-27_000.jpg</text:p>
          </table:table-cell>
          <table:table-cell table:style-name="ce26" office:value-type="string">
            <text:p>:m #*# RES / JVEMV6 64#271_shuudatsu_galeano / 『収奪された大地』 著者=ガレアーノ,校注=~ / p.59 / w=~,topic=~,publisher=~,other=timeline+:グラナダ～モクテスマ～テノチティトラン;map+:ボリビア、ペルー；map+:グラナダ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#*# RES / JVEMV6 64#271_shuudatsu_galeano / 『収奪された大地』 著者=ガレアーノ,校注=~ / p.59 / w=~,topic=~,publisher=~,other=timeline+:グラナダ～モクテスマ～テノチティトラン;map+:ボリビア、ペルー；map+:グラナダ">
            <text:p>:m #*# RES / JVEMV6 64#271_shuudatsu_galeano / 『収奪された大地』 著者=ガレアーノ,校注=~ / p.59 / w=~,topic=~,publisher=~,other=timeline+:グラナダ～モクテスマ～テノチティトラン;map+:ボリビア、ペルー；map+:グラナダ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3-04-28_14-58-25_000.jpg</text:p>
          </table:table-cell>
          <table:table-cell table:style-name="ce26" office:value-type="string">
            <text:p>:PHOTO 記録 / 文書：コレポン / #*# / about=スマホ：simカード：移動,with=auショップ：鷺沼店,content=~,other=~ / N+:考慮する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 office:value-type="string">
            <text:p>2023-04-28_16-12-21_000.jpg</text:p>
          </table:table-cell>
          <table:table-cell table:style-name="ce26" office:value-type="string">
            <text:p>:m 2*2 RES / JVEMV6 64#238_maeno / 『微粒子から探る物性七変化』 著者=前野昌弘,校注=~ / p.133 / w=,topic=物性：界面活性剤,publisher=~,other=q+:q-id.NZRN:脂肪酸、溶解度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2*2 RES / JVEMV6 64#238_maeno / 『微粒子から探る物性七変化』 著者=前野昌弘,校注=~ / p.133 / w=,topic=物性：界面活性剤,publisher=~,other=q+:q-id.NZRN:脂肪酸、溶解度">
            <text:p>:m 2*2 RES / JVEMV6 64#238_maeno / 『微粒子から探る物性七変化』 著者=前野昌弘,校注=~ / p.133 / w=,topic=物性：界面活性剤,publisher=~,other=q+:q-id.NZRN:脂肪酸、溶解度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2023-04-28_17-21-41_000.jpg</text:p>
          </table:table-cell>
          <table:table-cell table:style-name="ce26" office:value-type="string">
            <text:p>:m #*# RES / JVEMV6 64#268_hattatsu_sakakihara / 『脳科学と発達障害』 著者=榊原洋一,校注=~ / p.38 / w=フルオロデオキシグルコース,topic=~,publisher=~,other=memo+:グルコース；memo+:フッ素１８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JVEMV6 64#268_hattatsu_sakakihara / 『脳科学と発達障害』 著者=榊原洋一,校注=~ / p.38 / w=フルオロデオキシグルコース,topic=~,publisher=~,other=memo+:グルコース；memo+:フッ素１８">
            <text:p>:m #*# RES / JVEMV6 64#268_hattatsu_sakakihara / 『脳科学と発達障害』 著者=榊原洋一,校注=~ / p.38 / w=フルオロデオキシグルコース,topic=~,publisher=~,other=memo+:グルコース；memo+:フッ素１８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3-04-28_17-25-48_000.jpg</text:p>
          </table:table-cell>
          <table:table-cell table:style-name="ce26" office:value-type="string">
            <text:p>:m :? #*# / topic=１８フッ素、生成 / content=増えた中性子。どこから来た？ / status=~ / id=~,genre=~,other=~,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:? #*# / topic=１８フッ素、生成 / content=増えた中性子。どこから来た？ / status=~ / id=~,genre=~,other=~,">
            <text:p>:m :? #*# / topic=１８フッ素、生成 / content=増えた中性子。どこから来た？ / status=~ / id=~,genre=~,other=~,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0" office:value-type="string">
            <text:p>2023-04-28_17-26-59_000.jpg</text:p>
          </table:table-cell>
          <table:table-cell table:style-name="ce26" office:value-type="string">
            <text:p>:i #*# / topic=chemistry;plastic / subject=プラスチック：海洋：収集する方法, content=プラスチックを、帯電させる。＋のイオン、溶液に。,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i #*# / topic=chemistry;plastic / subject=プラスチック：海洋：収集する方法, content=プラスチックを、帯電させる。＋のイオン、溶液に。, other=~">
            <text:p>:i #*# / topic=chemistry;plastic / subject=プラスチック：海洋：収集する方法, content=プラスチックを、帯電させる。＋のイオン、溶液に。, 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0" office:value-type="string">
            <text:p>2023-04-28_17-27-39_000.jpg</text:p>
          </table:table-cell>
          <table:table-cell table:style-name="ce26" office:value-type="string">
            <text:p>:m :th,mysl / topic=~ / content=「いかに台湾有事から逃げるか」。どこに逃げるんだ？外交しかない。,id=~,other=occasion:動画を見ていて。日刊ゲンダイのサイトだったか / lang=ja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8">2023/04/28</text:date>, <text:time>19:09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28T19:09:34.38</dc:date>
    <dc:creator>iwabuchi ken</dc:creator>
    <meta:editing-duration>P56DT2H33M45S</meta:editing-duration>
    <meta:editing-cycles>18319</meta:editing-cycles>
    <meta:document-statistic meta:table-count="2" meta:cell-count="926" meta:object-count="0"/>
    <meta:user-defined meta:name="qrichtext">1</meta:user-defined>
  </office:meta>
</office:document-meta>
</file>